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500000158FD090B6EFE17BF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7.784cm" fo:min-width="7.75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48cm" fo:min-width="3.372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909cm" fo:min-width="3.818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628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829cm" fo:min-width="3.738cm" fo:padding-top="0.165cm" fo:padding-bottom="0.165cm" fo:padding-left="0.29cm" fo:padding-right="0.29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style:font-name="Times New Roman"/>
    </style:style>
    <style:style style:name="P4" style:family="paragraph">
      <loext:graphic-properties draw:fill-color="#ffffff"/>
      <style:paragraph-properties fo:text-align="center" style:writing-mode="lr-tb"/>
      <style:text-properties style:font-name="Times New Roman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/>
    </style:style>
    <style:style style:name="T1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18.034cm" svg:x="5.326cm" svg:y="1.762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2.036cm" svg:height="3.556cm" svg:x="1.089cm" svg:y="9.112cm">
          <draw:image xlink:href="Pictures/10000201000000C500000158FD090B6EFE17BFE1.png" xlink:type="simple" xlink:show="embed" xlink:actuate="onLoad" loext:mime-type="image/png">
            <text:p/>
          </draw:image>
        </draw:frame>
        <draw:custom-shape draw:style-name="gr3" draw:text-style-name="P4" xml:id="id2" draw:id="id2" draw:layer="layout" svg:width="5.588cm" svg:height="1.524cm" svg:x="6.723cm" svg:y="2.524cm">
          <text:p text:style-name="P3"><text:span text:style-name="T1">Open Wor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2" draw:id="id12" draw:layer="layout" svg:width="4.318cm" svg:height="2.159cm" svg:x="16.121cm" svg:y="14.589cm">
          <text:p text:style-name="P3"><text:span text:style-name="T1">Database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128cm" svg:height="0.954cm" svg:x="1.123cm" svg:y="12.603cm">
          <draw:text-box>
            <text:p>Player</text:p>
          </draw:text-box>
        </draw:frame>
        <draw:custom-shape draw:style-name="gr3" draw:text-style-name="P4" xml:id="id10" draw:id="id10" draw:layer="layout" svg:width="5.588cm" svg:height="1.524cm" svg:x="6.723cm" svg:y="17.637cm">
          <text:p text:style-name="P3"><text:span text:style-name="T1">Settin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5.588cm" svg:height="1.524cm" svg:x="6.723cm" svg:y="15.732cm">
          <text:p text:style-name="P3"><text:span text:style-name="T1">Game 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5.588cm" svg:height="1.524cm" svg:x="6.723cm" svg:y="13.954cm">
          <text:p text:style-name="P3"><text:span text:style-name="T1">Party Contr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" draw:id="id7" draw:layer="layout" svg:width="5.588cm" svg:height="1.524cm" svg:x="6.723cm" svg:y="12.049cm">
          <text:p text:style-name="P3"><text:span text:style-name="T1">Game Mechan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5.588cm" svg:height="1.524cm" svg:x="6.723cm" svg:y="10.144cm">
          <text:p text:style-name="P3"><text:span text:style-name="T1">Co-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5.588cm" svg:height="1.524cm" svg:x="6.723cm" svg:y="8.239cm">
          <text:p text:style-name="P3"><text:span text:style-name="T1">Single Pl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5.588cm" svg:height="1.524cm" svg:x="6.723cm" svg:y="6.334cm">
          <text:p text:style-name="P3"><text:span text:style-name="T1">Bo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5.588cm" svg:height="1.524cm" svg:x="6.723cm" svg:y="4.429cm">
          <text:p text:style-name="P3"><text:span text:style-name="T1">Visu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3.125cm" svg:y1="10.89cm" svg:x2="6.723cm" svg:y2="3.286cm" draw:start-shape="id1" draw:start-glue-point="1" draw:end-shape="id2" draw:end-glue-point="6" svg:d="M3125 10890l3598-7604" svg:viewBox="0 0 3599 7605">
          <text:p/>
        </draw:connector>
        <draw:connector draw:style-name="gr6" draw:text-style-name="P6" draw:layer="layout" draw:type="line" svg:x1="3.125cm" svg:y1="10.89cm" svg:x2="6.723cm" svg:y2="5.191cm" draw:start-shape="id1" draw:start-glue-point="1" draw:end-shape="id3" draw:end-glue-point="6" svg:d="M3125 10890l3598-5699" svg:viewBox="0 0 3599 5700">
          <text:p/>
        </draw:connector>
        <draw:connector draw:style-name="gr6" draw:text-style-name="P6" draw:layer="layout" draw:type="line" svg:x1="3.125cm" svg:y1="10.89cm" svg:x2="6.723cm" svg:y2="7.096cm" draw:start-shape="id1" draw:start-glue-point="1" draw:end-shape="id4" draw:end-glue-point="6" svg:d="M3125 10890l3598-3794" svg:viewBox="0 0 3599 3795">
          <text:p/>
        </draw:connector>
        <draw:connector draw:style-name="gr6" draw:text-style-name="P6" draw:layer="layout" draw:type="line" svg:x1="3.125cm" svg:y1="10.89cm" svg:x2="6.723cm" svg:y2="9.001cm" draw:start-shape="id1" draw:start-glue-point="1" draw:end-shape="id5" draw:end-glue-point="6" svg:d="M3125 10890l3598-1889" svg:viewBox="0 0 3599 1890">
          <text:p/>
        </draw:connector>
        <draw:connector draw:style-name="gr6" draw:text-style-name="P6" draw:layer="layout" draw:type="line" svg:x1="3.125cm" svg:y1="10.89cm" svg:x2="6.723cm" svg:y2="10.906cm" draw:start-shape="id1" draw:start-glue-point="1" draw:end-shape="id6" draw:end-glue-point="6" svg:d="M3125 10890l3598 16" svg:viewBox="0 0 3599 17">
          <text:p/>
        </draw:connector>
        <draw:connector draw:style-name="gr6" draw:text-style-name="P6" draw:layer="layout" draw:type="line" svg:x1="3.125cm" svg:y1="10.89cm" svg:x2="6.723cm" svg:y2="12.811cm" draw:start-shape="id1" draw:start-glue-point="1" draw:end-shape="id7" draw:end-glue-point="6" svg:d="M3125 10890l3598 1921" svg:viewBox="0 0 3599 1922">
          <text:p/>
        </draw:connector>
        <draw:connector draw:style-name="gr6" draw:text-style-name="P6" draw:layer="layout" draw:type="line" svg:x1="3.125cm" svg:y1="10.89cm" svg:x2="6.723cm" svg:y2="14.716cm" draw:start-shape="id1" draw:start-glue-point="1" draw:end-shape="id8" draw:end-glue-point="6" svg:d="M3125 10890l3598 3826" svg:viewBox="0 0 3599 3827">
          <text:p/>
        </draw:connector>
        <draw:connector draw:style-name="gr6" draw:text-style-name="P6" draw:layer="layout" draw:type="line" svg:x1="3.125cm" svg:y1="10.89cm" svg:x2="6.723cm" svg:y2="16.494cm" draw:start-shape="id1" draw:start-glue-point="1" draw:end-shape="id9" draw:end-glue-point="6" svg:d="M3125 10890l3598 5604" svg:viewBox="0 0 3599 5605">
          <text:p/>
        </draw:connector>
        <draw:connector draw:style-name="gr6" draw:text-style-name="P6" draw:layer="layout" draw:type="line" svg:x1="3.125cm" svg:y1="10.89cm" svg:x2="6.723cm" svg:y2="18.399cm" draw:start-shape="id1" draw:start-glue-point="1" draw:end-shape="id10" draw:end-glue-point="6" svg:d="M3125 10890l3598 7509" svg:viewBox="0 0 3599 7510">
          <text:p/>
        </draw:connector>
        <draw:connector draw:style-name="gr6" draw:text-style-name="P6" draw:layer="layout" draw:line-skew="-0.475cm" svg:x1="6.723cm" svg:y1="3.286cm" svg:x2="6.723cm" svg:y2="5.191cm" draw:start-shape="id2" draw:start-glue-point="6" draw:end-shape="id3" draw:end-glue-point="6" svg:d="M6723 3286h-1016v1905h1016" svg:viewBox="0 0 1017 1906">
          <text:p/>
        </draw:connector>
        <draw:connector draw:style-name="gr6" draw:text-style-name="P6" draw:layer="layout" draw:line-skew="-0.348cm -2.066cm" svg:x1="6.723cm" svg:y1="7.096cm" svg:x2="7.541cm" svg:y2="5.73cm" draw:start-shape="id4" draw:start-glue-point="6" draw:end-shape="id3" draw:end-glue-point="7" svg:d="M6723 7096h-889v-762h1707v-604" svg:viewBox="0 0 1708 1367">
          <text:p/>
        </draw:connector>
        <draw:connector draw:style-name="gr6" draw:text-style-name="P6" draw:layer="layout" draw:line-skew="-0.348cm 2.065cm" svg:x1="6.723cm" svg:y1="7.096cm" svg:x2="7.541cm" svg:y2="8.462cm" draw:start-shape="id4" draw:start-glue-point="6" draw:end-shape="id5" draw:end-glue-point="5" svg:d="M6723 7096h-889v762h1707v604" svg:viewBox="0 0 1708 1367">
          <text:p/>
        </draw:connector>
        <draw:connector draw:style-name="gr6" draw:text-style-name="P6" draw:layer="layout" draw:line-skew="-0.348cm 0.761cm" svg:x1="6.723cm" svg:y1="7.096cm" svg:x2="7.541cm" svg:y2="10.367cm" draw:start-shape="id4" draw:start-glue-point="6" draw:end-shape="id6" draw:end-glue-point="5" svg:d="M6723 7096h-889v2667h1707v604" svg:viewBox="0 0 1708 3272">
          <text:p/>
        </draw:connector>
        <draw:connector draw:style-name="gr6" draw:text-style-name="P6" draw:layer="layout" draw:line-skew="-0.348cm 1.714cm" svg:x1="6.723cm" svg:y1="7.096cm" svg:x2="7.541cm" svg:y2="12.272cm" draw:start-shape="id4" draw:start-glue-point="6" draw:end-shape="id7" draw:end-glue-point="5" svg:d="M6723 7096h-889v4572h1707v604" svg:viewBox="0 0 1708 5177">
          <text:p/>
        </draw:connector>
        <draw:custom-shape draw:style-name="gr7" draw:text-style-name="P4" xml:id="id11" draw:id="id11" draw:layer="layout" svg:width="4.318cm" svg:height="2.159cm" svg:x="16.121cm" svg:y="9.763cm">
          <text:p text:style-name="P3"><text:span text:style-name="T1">Steam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6.121cm" svg:y1="10.842cm" svg:x2="12.311cm" svg:y2="10.906cm" draw:start-shape="id11" draw:start-glue-point="3" draw:end-shape="id6" draw:end-glue-point="10" svg:d="M16121 10842h-1904v64h-1906" svg:viewBox="0 0 3811 65">
          <text:p/>
        </draw:connector>
        <draw:connector draw:style-name="gr6" draw:text-style-name="P6" draw:layer="layout" svg:x1="16.121cm" svg:y1="10.842cm" svg:x2="12.311cm" svg:y2="14.716cm" draw:start-shape="id11" draw:start-glue-point="3" draw:end-shape="id8" draw:end-glue-point="10" svg:d="M16121 10842h-1904v3874h-1906" svg:viewBox="0 0 3811 3875">
          <text:p/>
        </draw:connector>
        <draw:connector draw:style-name="gr6" draw:text-style-name="P6" draw:layer="layout" svg:x1="16.121cm" svg:y1="10.842cm" svg:x2="12.311cm" svg:y2="18.399cm" draw:start-shape="id11" draw:start-glue-point="3" draw:end-shape="id10" draw:end-glue-point="10" svg:d="M16121 10842h-1904v7557h-1906" svg:viewBox="0 0 3811 7558">
          <text:p/>
        </draw:connector>
        <draw:connector draw:style-name="gr6" draw:text-style-name="P6" draw:layer="layout" draw:type="line" svg:x1="16.121cm" svg:y1="15.668cm" svg:x2="12.311cm" svg:y2="18.399cm" draw:start-shape="id12" draw:start-glue-point="3" draw:end-shape="id10" draw:end-glue-point="10" svg:d="M16121 15668l-3810 2731" svg:viewBox="0 0 3811 273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000000" draw:marker-start-width="0.356cm" draw:marker-start-center="false" draw:marker-end-width="0.356cm" draw:marker-end-center="false" draw:fill="solid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2-11T18:11:37.052000000</meta:creation-date>
    <dc:date>2022-02-11T20:13:11.249000000</dc:date>
    <meta:editing-duration>PT51S</meta:editing-duration>
    <meta:editing-cycles>2</meta:editing-cycles>
    <meta:generator>LibreOffice/6.4.6.2$Windows_X86_64 LibreOffice_project/0ce51a4fd21bff07a5c061082cc82c5ed232f115</meta:generator>
    <meta:document-statistic meta:object-count="32"/>
  </office:meta>
</office:document-meta>
</file>